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3" style:family="paragraph" style:parent-style-name="Text_20_body">
      <style:text-properties fo:background-color="transparent"/>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text-properties fo:language="en" fo:country="US" officeooo:paragraph-rsid="001ef8a3"/>
    </style:style>
    <style:style style:name="P8" style:family="paragraph" style:parent-style-name="Text_20_body">
      <style:text-properties officeooo:paragraph-rsid="0018fdb9"/>
    </style:style>
    <style:style style:name="P9" style:family="paragraph" style:parent-style-name="Text_20_body">
      <style:text-properties fo:font-size="6pt" style:font-size-asian="5.25pt" style:font-size-complex="6pt"/>
    </style:style>
    <style:style style:name="P10" style:family="paragraph" style:parent-style-name="Heading_20_1">
      <style:paragraph-properties fo:margin-left="0cm" fo:margin-right="0cm" fo:text-indent="0cm" style:auto-text-indent="false"/>
      <style:text-properties officeooo:paragraph-rsid="001ef8a3" fo:background-color="transparent"/>
    </style:style>
    <style:style style:name="P11"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18fdb9"/>
    </style:style>
    <style:style style:name="P12" style:family="paragraph" style:parent-style-name="Text_20_body">
      <style:paragraph-properties fo:margin-left="0.499cm" fo:margin-right="0cm" fo:text-align="start" style:justify-single-word="false"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13" style:family="paragraph" style:parent-style-name="Text_20_body">
      <style:paragraph-properties fo:text-align="start" style:justify-single-word="false"/>
      <style:text-properties fo:font-size="11.5pt" officeooo:paragraph-rsid="0018fdb9" style:font-size-asian="10.5pt"/>
    </style:style>
    <style:style style:name="P14" style:family="paragraph" style:parent-style-name="Text_20_body">
      <style:text-properties officeooo:paragraph-rsid="00228907"/>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normal" officeooo:rsid="0018fdb9" style:font-weight-asian="normal" style:font-weight-complex="normal"/>
    </style:style>
    <style:style style:name="T10" style:family="text">
      <style:text-properties fo:language="en" fo:country="US" fo:font-weight="bold" officeooo:rsid="0018fdb9"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c85ce" style:font-style-asian="normal" style:font-style-complex="normal"/>
    </style:style>
    <style:style style:name="T14" style:family="text">
      <style:text-properties fo:font-style="normal" officeooo:rsid="00228907"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ab946"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14bcf"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8fdb9" style:font-weight-asian="bold" style:font-weight-complex="bold"/>
    </style:style>
    <style:style style:name="T21" style:family="text">
      <style:text-properties fo:font-weight="bold" officeooo:rsid="00214bcf" style:font-weight-asian="bold" style:font-weight-complex="bold"/>
    </style:style>
    <style:style style:name="T22" style:family="text">
      <style:text-properties style:text-position="sub 58%" fo:font-style="normal" fo:font-weight="normal" style:font-style-asian="normal" style:font-weight-asian="normal" style:font-style-complex="normal" style:font-weight-complex="normal"/>
    </style:style>
    <style:style style:name="T23" style:family="text">
      <style:text-properties fo:background-color="#ffffff" loext:char-shading-value="0"/>
    </style:style>
    <style:style style:name="T24" style:family="text">
      <style:text-properties fo:color="#ff3333" fo:font-weight="bold" style:font-weight-asian="bold" style:font-weight-complex="bold"/>
    </style:style>
    <style:style style:name="T25" style:family="text">
      <style:text-properties officeooo:rsid="00187ff5"/>
    </style:style>
    <style:style style:name="T26" style:family="text">
      <style:text-properties officeooo:rsid="0018fdb9"/>
    </style:style>
    <style:style style:name="T27" style:family="text">
      <style:text-properties officeooo:rsid="001ab946"/>
    </style:style>
    <style:style style:name="T28" style:family="text">
      <style:text-properties officeooo:rsid="0020ea92"/>
    </style:style>
    <style:style style:name="T29" style:family="text">
      <style:text-properties officeooo:rsid="00214bcf"/>
    </style:style>
    <style:style style:name="T30" style:family="text">
      <style:text-properties officeooo:rsid="00228907"/>
    </style:style>
    <style:style style:name="T31"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AppleSystemUIFont"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25">Proposal</text:span>: <text:span text:style-name="T25">Multilingual Parsing from Raw Text to Universal Dependencies</text:span></text:p>
      <text:h text:style-name="Heading_20_1" text:outline-level="1">Organizing Committee</text:h>
      <text:p text:style-name="P8"><text:span text:style-name="T24">Main contact person:</text:span><text:span text:style-name="T19"> Dan Zeman, </text:span><text:a xlink:type="simple" xlink:href="mailto:zeman@ufal.mff.cuni.cz" text:style-name="Internet_20_link" text:visited-style-name="Visited_20_Internet_20_Link"><text:span text:style-name="T19">zeman@ufal.mff.cuni.cz</text:span></text:a></text:p>
      <table:table table:name="Tabulka1" table:style-name="Tabulka1">
        <table:table-column table:style-name="Tabulka1.A"/>
        <table:table-column table:style-name="Tabulka1.B"/>
        <table:table-row>
          <table:table-cell table:style-name="Tabulka1.A1" office:value-type="string">
            <text:p text:style-name="P11"><text:span text:style-name="T10">Chair:</text:span><text:span text:style-name="T9"> </text:span><text:span text:style-name="T1">Jan Hajič, </text:span><text:span text:style-name="T4">Charles University, Prague &lt;</text:span><text:a xlink:type="simple" xlink:href="mailto:hajic@ufal.mff.cuni.cz" text:style-name="Internet_20_link" text:visited-style-name="Visited_20_Internet_20_Link"><text:span text:style-name="T1">hajic@ufal.mff.cuni.cz</text:span></text:a><text:span text:style-name="T4">&gt;</text:span></text:p>
            <text:p text:style-name="P12">Management group:</text:p>
            <text:p text:style-name="P11"><text:span text:style-name="T9">J</text:span>oakim Nivre, Uppsala University<text:line-break/>&lt;<text:a xlink:type="simple" xlink:href="mailto:joakim.nivre@lingfil.uu.se" text:style-name="Internet_20_link" text:visited-style-name="Visited_20_Internet_20_Link">joakim.nivre@lingfil.uu.se</text:a>&gt;</text:p>
            <text:p text:style-name="P11">Daniel Zeman, Charles University, Prague<text:line-break/>&lt;<text:a xlink:type="simple" xlink:href="mailto:zeman@ufal.mff.cuni.cz" text:style-name="Internet_20_link" text:visited-style-name="Visited_20_Internet_20_Link">zeman@ufal.mff.cuni.cz</text:a>&gt;</text:p>
            <text:p text:style-name="P11">Filip Ginter, University of Turku<text:line-break/>&lt;<text:a xlink:type="simple" xlink:href="mailto:ginter@cs.utu.fi" text:style-name="Internet_20_link" text:visited-style-name="Visited_20_Internet_20_Link">ginter@cs.utu.fi</text:a>&gt;</text:p>
            <text:p text:style-name="P11">Slav Petrov, Google<text:line-break/>&lt;<text:a xlink:type="simple" xlink:href="mailto:slav@google.com" text:style-name="Internet_20_link" text:visited-style-name="Visited_20_Internet_20_Link">slav@google.com</text:a>&gt;</text:p>
            <text:p text:style-name="P11">Milan Straka, Charles University, Prague<text:line-break/>&lt;<text:a xlink:type="simple" xlink:href="mailto:straka@ufal.mff.cuni.cz" text:style-name="Internet_20_link" text:visited-style-name="Visited_20_Internet_20_Link">straka@ufal.mff.cuni.cz</text:a>&gt;</text:p>
            <text:p text:style-name="P11">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13"><text:span text:style-name="T20">Support group:</text:span><text:line-break/>Christopher Manning, Stanford University<text:line-break/>Marie-Catherine de Marneffe, Ohio State University<text:line-break/>Yoav Goldberg, Bar Ilan University<text:line-break/>Reut Tsarfaty, Weizmann Institute of Science<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4">bingen</text:span><text:line-break/>Tommi Pirinen, University of Hamburg<text:line-break/>Paola Merlo, University of Geneva<text:line-break/>Anssi Yli-Jyrä, University of Helsinki<text:line-break/>Özlem Çetinoğlu, University of Stuttgart<text:line-break/>Jon Dehdari, <text:span text:style-name="T26">DFKI and University of Saarland</text:span><text:line-break/>Juhani Luotolahti, University of Turku</text:p>
          </table:table-cell>
        </table:table-row>
      </table:table>
      <text:p text:style-name="P9"/>
      <text:h text:style-name="Heading_20_1" text:outline-level="1">Description of the Shared Task</text:h>
      <text:p text:style-name="Text_20_body">Learning dependency parsers is a popular sub-task of natural language learning, useful in downstream applications as well as in linguistic research. Besides parsing proper, this task should address two related problems: working on multiple languages, including languages for which little or no data is available, and working in a real-world setting, without manually curated segmentation, tagging, etc. This task has been made possible by the Universal Dependencies initiative <text:span text:style-name="T12">(UD, </text:span><text:a xlink:type="simple" xlink:href="http://universaldependencies.org/" text:style-name="Internet_20_link" text:visited-style-name="Visited_20_Internet_20_Link"><text:span text:style-name="T12">http://universaldependencies.org/</text:span></text:a><text:span text:style-name="T12">)</text:span>, which has developed treebanks for 40+ languages with cross-linguistically consistent annotation and recoverability of the original raw texts.</text:p>
      <text:p text:style-name="P14">Participating systems will have to find labeled syntactic dependencies between words, i.e. a <text:span text:style-name="T12">syntactic</text:span><text:span text:style-name="T11"> head</text:span><text:span text:style-name="T12"> for each word, and a </text:span><text:span text:style-name="T11">label</text:span><text:span text:style-name="T12"> classifying the type of the dependency relation. There will be multiple test sets in various languages but all data sets will adhere to the common annotation style of UD. Participants will be asked to parse raw text where no gold-standard </text:span><text:span text:style-name="T14">pre-processing</text:span><text:span text:style-name="T12"> (tokenization, lemmas, morphology) is available. However, there </text:span><text:span text:style-name="T14">are</text:span><text:span text:style-name="T12"> a</text:span><text:span text:style-name="T13">t least </text:span><text:span text:style-name="T14">two</text:span><text:span text:style-name="T12"> open-source pipeline</text:span><text:span text:style-name="T14">s</text:span><text:span text:style-name="T12"> (</text:span><office:annotation office:name="__Annotation__482_1689775935"><dc:creator>Joakim Nivre</dc:creator><dc:date>2016-08-26T09:57:38</dc:date><text:p text:style-name="P15"><text:span text:style-name="T31">Is UDPipe the only permitted preprocessor or is SyntaxNet fair game too? We don't need to decide this now.</text:span></text:p><text:p text:style-name="P15"><text:span text:style-name="T31"/></text:p></office:annotation><text:span text:style-name="T12">UDPipe</text:span><office:annotation-end office:name="__Annotation__482_1689775935"/><office:annotation><dc:creator>Daniel Zeman</dc:creator><dc:date>2016-08-26T17:08:31</dc:date><loext:sender-initials>DZ</loext:sender-initials><text:p text:style-name="P15"><text:span text:style-name="T36">Odpověď na Joakim Nivre (26.08.2016, 09:57): "..."</text:span></text:p><text:p><text:span text:style-name="T37">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37"/></text:p><text:p><text:span text:style-name="T37">On the other hand, we are not so generous with data, and some tools may contain both code and data. But we have to rely on common sense and honesty of the participants anyways, so we probably don’t need detailed rules here.</text:span></text:p></office:annotation><text:span text:style-name="T12">, </text:span><text:a xlink:type="simple" xlink:href="https://ufal.mff.cuni.cz/udpipe/" text:style-name="Internet_20_link" text:visited-style-name="Visited_20_Internet_20_Link"><text:span text:style-name="T12">https://ufal.mff.cuni.cz/udpipe/</text:span></text:a><text:span text:style-name="T12">, </text:span><text:span text:style-name="T14">and SyntaxNet, </text:span><text:a xlink:type="simple" xlink:href="https://www.tensorflow.org/versions/r0.9/tutorials/syntaxnet/index.html" text:style-name="Internet_20_link" text:visited-style-name="Visited_20_Internet_20_Link"><text:span text:style-name="T14">https://www.tensorflow.org/versions/r0.9/tutorials/syntaxnet/index.html</text:span></text:a><text:span text:style-name="T12">)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text:span text:style-name="T30">utilize</text:span>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text:span text:style-name="T30">For about 10-15 languages, we will</text:span> provide <office:annotation office:name="__Annotation__3269_1794885480"><dc:creator>Daniel Zeman</dc:creator><dc:date>2016-08-23T22:21:49</dc:date><text:p text:style-name="P16"><text:span text:style-name="T32">Should we also mention somewhere what we will do in case of multiple UD treebanks for one language, such as UD_Finnish and UD_Finnish-FTB?</text:span></text:p><text:p text:style-name="P16"><text:span text:style-name="T32"/></text:p><text:p text:style-name="P16"><text:span text:style-name="T32">We have agreed that each such treebank will be separately included in the macro average. Systems will know the treebank code so that they do not have to domain-adapt where it is not needed.</text:span></text:p></office:annotation><text:span text:style-name="T19">additional test sets</text:span><office:annotation-end office:name="__Annotation__3269_1794885480"/> that have not been previously released. These sets will <text:span text:style-name="T30">be on parallel text, not</text:span> necessarily be from the same domain as the training data for the given language<text:span text:style-name="T30">s</text:span>, but they will adhere to the UD annotation guidelines. Gold standard data from these sets will be only made available after the evaluation phase. Finally, there will be one or <text:span text:style-name="T29">two</text:span> <text:span text:style-name="T19">surprise language</text:span><text:span text:style-name="T21">s</text:span><text:span text:style-name="T19">,</text:span><text:span text:style-name="T17">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text:span><text:span text:style-name="T18">However, participants who do not want to focus on the surprise languages can run a simple delexicalized parser, as predicted POS tags will be provided.</text:span><text:span text:style-name="T17"> Gold-standard data of the surprise language(s) will be also made available after the shared task.</text:span></text:p>
      <text:p text:style-name="Text_20_body"><text:span text:style-name="T17">A conservative estimate is that we will be able to evaluate the systems on 20+ languages. We will only include UD treebanks which pass validation tests for the current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15"><text:span text:style-name="T31">I think we should make morphological features obligatory. </text:span></text:p></office:annotation><text:span text:style-name="T17">morphological features</text:span><office:annotation-end office:name="__Annotation__570_1689775935"/><office:annotation><dc:creator>Daniel Zeman</dc:creator><dc:date>2016-08-26T17:22:40</dc:date><loext:sender-initials>DZ</loext:sender-initials><text:p text:style-name="P15"><text:span text:style-name="T36">Odpověď na Joakim Nivre (26.08.2016, 11:34): "..."</text:span></text:p><text:p><text:span text:style-name="T37">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17">.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30">They</text:span>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3">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15"><text:span text:style-name="T32">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35">primary run</text:span><text:span text:style-name="T32">;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15"><text:span text:style-name="T33">Reply to Daniel Zeman (08/25/2016, 16:55): "..."</text:span></text:p><text:p><text:span text:style-name="T34">Agreed. Let's cross this bridge when we get to it. </text:span></text:p></office:annotation> Every system must produce <office:annotation office:name="__Annotation__267_1501412069"><dc:creator>Daniel Zeman</dc:creator><dc:date>2016-08-24T10:00:40</dc:date><text:p text:style-name="P15"><text:span text:style-name="T32">BTW, are we going to run the validator and discard outputs that contain cycles?</text:span></text:p><text:p text:style-name="P15"><text:span text:style-name="T32"/></text:p><text:p text:style-name="P15"><text:span text:style-name="T32">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15"><text:span text:style-name="T33">Reply to Daniel Zeman (08/24/2016, 10:00): "..."</text:span></text:p><text:p><text:span text:style-name="T34">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34"/></text:p><text:p><text:span text:style-name="T34">I agree with the proposal to set the score to 0 for non-valid ouputs and to include this in the macro-average.</text:span></text:p></office:annotation> output for every test set.</text:p>
      <text:p text:style-name="P3">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3">The evaluation starts by aligning the system-produced words to the gold standard ones (<text:span text:style-name="T23">see Appendix</text:span> for details). Once the words are aligned, we will compute two metrics: Labeled Attachment Score (LAS) and a UD-specific metric that takes typological variation across languages into account by putting most weight on <text:soft-page-break/>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back on standard LAS if we are not convinced that the new metric is adequate. The final choice of the main metric should in any case be made before the announcement of the <text:span text:style-name="T28">rules in December</text:span>. </text:p>
      <text:p text:style-name="P4">Labeled Attachment Score (LAS<text:span text:style-name="T12">)</text:span><text:span text:style-name="T15">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define LAS as F</text:span><text:span text:style-name="T22">1</text:span><text:span text:style-name="T15"> </text:span><text:span text:style-name="T16">=</text:span><text:span text:style-name="T15"> 2PR / (P+R).</text:span></text:p>
      <text:p text:style-name="P4"><text:span text:style-name="T12">UD-specific metric: </text:span><text:span text:style-name="T15">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5">http://stp.lingfil.uu.se/~nivre/docs/udeval-cl.pdf</text:span></text:a><text:span text:style-name="T15">. Similarly to our extended LAS metric, the new metric is computed as F</text:span><text:span text:style-name="T22">1</text:span><text:span text:style-name="T15">-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2">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P5">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5">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27">.</text:span> parsing. </text:p>
      <text:h text:style-name="Heading_20_1" text:outline-level="1">Other Relevant <office:annotation office:name="__Annotation__3172_1794885480"><dc:creator>Daniel Zeman</dc:creator><dc:date>2016-08-23T21:29:14</dc:date><text:p text:style-name="P16"><text:span text:style-name="T32">We can also mention here that we want to organize 2018 and what are the possible enhancements we foresee.</text:span></text:p></office:annotation>Information<office:annotation-end office:name="__Annotation__3172_1794885480"/></text:h>
      <text:p text:style-name="P7">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10" text:outline-level="1" text:is-list-header="true"><text:soft-page-break/>Appendix: Data format and evaluation details</text:h>
      <text:p text:style-name="Text_20_body">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1">syntactic words</text:span><text:span text:style-name="T12"> vs. </text:span><text:span text:style-name="T11">multi-word tokens</text:span><text:span text:style-name="T12">. It makes the tokenization step in UD harder than the relatively simple procedure called tokenization in other areas of NLP. For instance, German </text:span><text:span text:style-name="T11">zum</text:span><text:span text:style-name="T12"> is a contraction of the preposition </text:span><text:span text:style-name="T11">zu</text:span><text:span text:style-name="T12"> “to”, and the article </text:span><text:span text:style-name="T11">dem</text:span><text:span text:style-name="T12"> “the”. In UD it is a multi-word token consisting of two syntactic words, </text:span><text:span text:style-name="T11">zu</text:span><text:span text:style-name="T12"> and </text:span><text:span text:style-name="T11">dem</text:span><text:span text:style-name="T12">.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5">“to the city, to the house”. The corresponding CoNLL-U section could look like this:</text:span></text:p>
      <text:p text:style-name="P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5">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8">zur</text:span><text:span text:style-name="T5"> as a contraction and outputs</text:span></text:p>
      <text:p text:style-name="P6">1<text:tab/>zur<text:line-break/>2<text:tab/>Stadt<text:line-break/>3<text:tab/>,</text:p>
      <text:p text:style-name="Text_20_body"><text:span text:style-name="T5">we will treat any relations going to or from the node </text:span><text:span text:style-name="T8">zur</text:span><text:span text:style-name="T5"> as incorrect. The same will happen with the node “Stadt,”, should the system fail to separate punctuation from the word </text:span><text:span text:style-name="T8">Stadt</text:span><text:span text:style-name="T5">.</text:span></text:p>
      <text:p text:style-name="Text_20_body"><text:span text:style-name="T5">If the system wrongly splits the word </text:span><text:span text:style-name="T8">Haus</text:span><text:span text:style-name="T5"> and outputs</text:span></text:p>
      <text:p text:style-name="P6">7-8<text:tab/>Haus<text:line-break/>7<text:tab/>Hau<text:line-break/>8<text:tab/>das</text:p>
      <text:p text:style-name="Text_20_body"><text:span text:style-name="T5">relations involving either </text:span><text:span text:style-name="T8">Hau</text:span><text:span text:style-name="T5"> or </text:span><text:span text:style-name="T8">das</text:span><text:span text:style-name="T5"> will be considered incorrect.</text:span></text:p>
      <text:p text:style-name="Text_20_body"><text:span text:style-name="T5">Even if the system recognizes </text:span><text:span text:style-name="T8">zur</text:span><text:span text:style-name="T5"> as contraction but outputs wrong syntactic word forms, the tokens will be considered </text:span><office:annotation office:name="__Annotation__2285_1501412069"><dc:creator>Daniel Zeman</dc:creator><dc:date>2016-08-24T16:34:54</dc:date><text:p text:style-name="P15"><text:span text:style-name="T32">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15"><text:span text:style-name="T32"/></text:p><text:p text:style-name="P15"><text:span text:style-name="T32">At least we should disregard case in comparing the word forms, as it is unclear whether ZUM should be ZU DEM, Zu dem, zu dem or something else.</text:span></text:p></office:annotation><text:span text:style-name="T5">incorrect</text:span><office:annotation-end office:name="__Annotation__2285_1501412069"/><text:span text:style-name="T5">:</text:span></text:p>
      <text:p text:style-name="P6">1-2<text:tab/>zur<text:line-break/>1<text:tab/>zur<text:line-break/>2<text:tab/>der</text:p>
      <text:p text:style-name="P6">Relations involving node 1 are incorrect but relations involving node 2 may be correct.</text:p>
      <text:h text:style-name="Heading_20_2" text:outline-level="2">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text:soft-page-break/>underlying text they correspond. So we only have to align the individual words between a gold and a system multi-word token. We use the LCS (longest common subsequence) algorithm for that.</text:p>
      <text:p text:style-name="Text_20_body"><text:span text:style-name="T6">Sentence boundaries</text:span><text:span text:style-name="T7">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0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9T14:42:19.773000000</dc:date>
    <dc:creator>Daniel Zeman</dc:creator>
    <meta:editing-duration>PT10H45M51S</meta:editing-duration>
    <meta:editing-cycles>53</meta:editing-cycles>
    <meta:generator>LibreOffice/5.0.5.2$Windows_x86 LibreOffice_project/55b006a02d247b5f7215fc6ea0fde844b30035b3</meta:generator>
    <meta:document-statistic meta:table-count="1" meta:image-count="0" meta:object-count="0" meta:page-count="5" meta:paragraph-count="58" meta:word-count="2735" meta:character-count="16991" meta:non-whitespace-character-count="14321"/>
  </office:meta>
</office:document-meta>
</file>